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P1" style:family="paragraph" style:parent-style-name="Standard">
      <style:paragraph-properties fo:margin-top="0cm" fo:margin-bottom="0cm" loext:contextual-spacing="false"/>
      <style:text-properties officeooo:rsid="001cba96" officeooo:paragraph-rsid="001cba96"/>
    </style:style>
    <style:style style:name="P2" style:family="paragraph" style:parent-style-name="Table_20_Contents">
      <style:paragraph-properties fo:margin-top="0cm" fo:margin-bottom="0cm" loext:contextual-spacing="false"/>
    </style:style>
    <style:style style:name="P3" style:family="paragraph" style:parent-style-name="Table_20_Contents">
      <style:paragraph-properties fo:margin-top="0cm" fo:margin-bottom="0cm" loext:contextual-spacing="false"/>
      <style:text-properties officeooo:rsid="001cba96" officeooo:paragraph-rsid="001cba96"/>
    </style:style>
    <style:style style:name="P4" style:family="paragraph" style:parent-style-name="Standard">
      <style:paragraph-properties fo:margin-top="0cm" fo:margin-bottom="0cm" loext:contextual-spacing="false"/>
    </style:style>
    <style:style style:name="P5" style:family="paragraph" style:parent-style-name="Standard" style:list-style-name="L1">
      <style:paragraph-properties fo:margin-top="0cm" fo:margin-bottom="0cm" loext:contextual-spacing="false"/>
    </style:style>
    <style:style style:name="P6" style:family="paragraph" style:parent-style-name="Standard" style:list-style-name="L1">
      <style:paragraph-properties fo:margin-top="0cm" fo:margin-bottom="0cm" loext:contextual-spacing="false"/>
      <style:text-properties officeooo:paragraph-rsid="00172c53"/>
    </style:style>
    <style:style style:name="P7" style:family="paragraph" style:parent-style-name="Standard" style:list-style-name="L1">
      <style:paragraph-properties fo:margin-top="0cm" fo:margin-bottom="0cm" loext:contextual-spacing="false" fo:text-align="justify" style:justify-single-word="false"/>
      <style:text-properties officeooo:rsid="00172c53" officeooo:paragraph-rsid="0018996d"/>
    </style:style>
    <style:style style:name="P8" style:family="paragraph" style:parent-style-name="Standard" style:list-style-name="L2">
      <style:paragraph-properties fo:margin-top="0cm" fo:margin-bottom="0cm" loext:contextual-spacing="false"/>
      <style:text-properties officeooo:paragraph-rsid="001b3c7c"/>
    </style:style>
    <style:style style:name="P9" style:family="paragraph" style:parent-style-name="Standard" style:list-style-name="L1">
      <style:paragraph-properties fo:margin-top="0cm" fo:margin-bottom="0cm" loext:contextual-spacing="false"/>
      <style:text-properties officeooo:rsid="001b3c7c" officeooo:paragraph-rsid="001b3c7c"/>
    </style:style>
    <style:style style:name="P10" style:family="paragraph" style:parent-style-name="Standard">
      <style:paragraph-properties fo:margin-top="0cm" fo:margin-bottom="0cm" loext:contextual-spacing="false"/>
      <style:text-properties officeooo:rsid="001d62c7" officeooo:paragraph-rsid="001d62c7"/>
    </style:style>
    <style:style style:name="P11" style:family="paragraph" style:parent-style-name="Standard">
      <style:paragraph-properties fo:margin-top="0cm" fo:margin-bottom="0cm" loext:contextual-spacing="false" fo:text-align="justify" style:justify-single-word="false"/>
      <style:text-properties officeooo:rsid="001d62c7" officeooo:paragraph-rsid="001d62c7"/>
    </style:style>
    <style:style style:name="P12" style:family="paragraph" style:parent-style-name="Standard" style:list-style-name="L3">
      <style:paragraph-properties fo:margin-top="0cm" fo:margin-bottom="0cm" loext:contextual-spacing="false" fo:text-align="justify" style:justify-single-word="false"/>
      <style:text-properties officeooo:rsid="001d62c7" officeooo:paragraph-rsid="0023906c"/>
    </style:style>
    <style:style style:name="P13" style:family="paragraph" style:parent-style-name="Standard" style:list-style-name="L3">
      <style:paragraph-properties fo:margin-top="0cm" fo:margin-bottom="0cm" loext:contextual-spacing="false" fo:text-align="justify" style:justify-single-word="false"/>
      <style:text-properties officeooo:rsid="001d62c7" officeooo:paragraph-rsid="0025858b"/>
    </style:style>
    <style:style style:name="P14" style:family="paragraph" style:parent-style-name="Standard">
      <style:paragraph-properties fo:margin-top="0cm" fo:margin-bottom="0cm" loext:contextual-spacing="false"/>
      <style:text-properties fo:font-size="14pt" style:text-underline-style="solid" style:text-underline-width="auto" style:text-underline-color="font-color" fo:font-weight="bold" officeooo:rsid="001d62c7" officeooo:paragraph-rsid="001d62c7" style:font-size-asian="14pt" style:font-weight-asian="bold" style:font-size-complex="14pt" style:font-weight-complex="bold"/>
    </style:style>
    <style:style style:name="P15" style:family="paragraph" style:parent-style-name="Standard" style:list-style-name="L3">
      <style:paragraph-properties fo:margin-top="0cm" fo:margin-bottom="0cm" loext:contextual-spacing="false" fo:text-align="justify" style:justify-single-word="false"/>
      <style:text-properties officeooo:rsid="001e7dee" officeooo:paragraph-rsid="0023906c"/>
    </style:style>
    <style:style style:name="P16" style:family="paragraph" style:parent-style-name="Standard" style:list-style-name="L3">
      <style:paragraph-properties fo:margin-top="0cm" fo:margin-bottom="0cm" loext:contextual-spacing="false"/>
      <style:text-properties officeooo:rsid="0020115e" officeooo:paragraph-rsid="0020115e"/>
    </style:style>
    <style:style style:name="P17" style:family="paragraph" style:parent-style-name="Standard" style:list-style-name="L3">
      <style:paragraph-properties fo:margin-top="0cm" fo:margin-bottom="0cm" loext:contextual-spacing="false" fo:text-align="justify" style:justify-single-word="false"/>
      <style:text-properties officeooo:rsid="0020a426" officeooo:paragraph-rsid="0023906c"/>
    </style:style>
    <style:style style:name="P18" style:family="paragraph" style:parent-style-name="Standard" style:list-style-name="L3">
      <style:paragraph-properties fo:margin-top="0cm" fo:margin-bottom="0cm" loext:contextual-spacing="false"/>
      <style:text-properties officeooo:rsid="0021caa0" officeooo:paragraph-rsid="0021caa0"/>
    </style:style>
    <style:style style:name="P19" style:family="paragraph" style:parent-style-name="Standard" style:list-style-name="L3">
      <style:paragraph-properties fo:margin-top="0cm" fo:margin-bottom="0cm" loext:contextual-spacing="false" fo:text-align="justify" style:justify-single-word="false"/>
      <style:text-properties officeooo:rsid="0021caa0" officeooo:paragraph-rsid="0023906c"/>
    </style:style>
    <style:style style:name="P20" style:family="paragraph" style:parent-style-name="Standard">
      <style:paragraph-properties fo:margin-top="0cm" fo:margin-bottom="0cm" loext:contextual-spacing="false" fo:text-align="justify" style:justify-single-word="false"/>
    </style:style>
    <style:style style:name="P21" style:family="paragraph" style:parent-style-name="Standard" style:list-style-name="L1">
      <style:paragraph-properties fo:margin-top="0cm" fo:margin-bottom="0cm" loext:contextual-spacing="false" fo:text-align="justify" style:justify-single-word="false"/>
    </style:style>
    <style:style style:name="P22" style:family="paragraph" style:parent-style-name="Standard" style:list-style-name="L1">
      <style:paragraph-properties fo:margin-top="0cm" fo:margin-bottom="0cm" loext:contextual-spacing="false" fo:text-align="justify" style:justify-single-word="false"/>
      <style:text-properties officeooo:paragraph-rsid="0023906c"/>
    </style:style>
    <style:style style:name="P23" style:family="paragraph" style:parent-style-name="Standard">
      <style:paragraph-properties fo:margin-top="0cm" fo:margin-bottom="0cm" loext:contextual-spacing="false" fo:break-before="page"/>
      <style:text-properties fo:font-size="14pt" style:text-underline-style="solid" style:text-underline-width="auto" style:text-underline-color="font-color" fo:font-weight="bold" officeooo:rsid="001d62c7" officeooo:paragraph-rsid="001d62c7" style:font-size-asian="14pt" style:font-weight-asian="bold" style:font-size-complex="14pt" style:font-weight-complex="bold"/>
    </style:style>
    <style:style style:name="T1" style:family="text">
      <style:text-properties officeooo:rsid="00172c53"/>
    </style:style>
    <style:style style:name="T2" style:family="text">
      <style:text-properties officeooo:rsid="001bae5c"/>
    </style:style>
    <style:style style:name="T3" style:family="text">
      <style:text-properties officeooo:rsid="001cba96"/>
    </style:style>
    <style:style style:name="T4" style:family="text">
      <style:text-properties officeooo:rsid="0020115e"/>
    </style:style>
    <style:style style:name="T5" style:family="text">
      <style:text-properties style:text-underline-style="solid" style:text-underline-width="auto" style:text-underline-color="font-color" officeooo:rsid="0020115e"/>
    </style:style>
    <style:style style:name="T6" style:family="text">
      <style:text-properties officeooo:rsid="0020a426"/>
    </style:style>
    <style:style style:name="T7" style:family="text">
      <style:text-properties officeooo:rsid="002585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3">NOM :</text:p>
          </table:table-cell>
          <table:table-cell table:style-name="Tableau1.B1" office:value-type="string">
            <text:p text:style-name="P2">P<text:span text:style-name="T3">rénom :</text:span></text:p>
          </table:table-cell>
        </table:table-row>
      </table:table>
      <text:p text:style-name="P1"/>
      <text:p text:style-name="P14">I – HTML</text:p>
      <text:p text:style-name="P10"/>
      <text:p text:style-name="P20">Pour répondre aux questions suivantes sur le langage HTML, <text:span text:style-name="T2">télécharger le fichier fichiersUtiles.zip et décompressez-le. V</text:span>ous <text:span text:style-name="T2">pourrez ensuite</text:span> modifier le fichier p<text:span text:style-name="T2">age_init</text:span>.html avec l'éditeur de votre choix.</text:p>
      <text:p text:style-name="P20">Vous devrez également visualiser le contenu de votre page html, cette fois-ci par votre navigateur.</text:p>
      <text:p text:style-name="P20">À chaque modification du fichier html dans l'éditeur, il faut rafraîchir la page web : utiliser la touche F5.</text:p>
      <text:list xml:id="list1604544812" text:style-name="L1">
        <text:list-item>
          <text:p text:style-name="P22">Dans le premier exemple de page html (dans le cours), on voit la balise &lt;h1&gt;. Il existe également les balises &lt;h2&gt;, &lt;h3&gt;, &lt;h4&gt;, &lt;h5&gt; et &lt;h6&gt;. À quoi servent ces balises ?</text:p>
          <text:p text:style-name="P22"><text:line-break/><text:line-break/></text:p>
        </text:list-item>
        <text:list-item>
          <text:p text:style-name="P22">La balise &lt;br/&gt; permet d'effectuer un retour à la ligne. Qu'est-ce qui différencie <text:span text:style-name="T1">(au niveau de l’apparence de la page Web) </text:span>un retour à la ligne dans un paragraphe de la construction de deux paragraphes ?</text:p>
          <text:p text:style-name="P22"/>
          <text:p text:style-name="P5"/>
        </text:list-item>
        <text:list-item>
          <text:p text:style-name="P6">Quel est l'effet de cette ligne : <text:line-break/><text:span text:style-name="T1">&lt;p&gt;Je peux cliquer sur </text:span>&lt;a href="<text:a xlink:type="simple" xlink:href="https://icnlauregatet.github.io/1NSI" text:style-name="Internet_20_link" text:visited-style-name="Visited_20_Internet_20_Link">https://icnlauregatet.github.io/1NSI</text:a>"&gt;site&lt;/a&gt;<text:span text:style-name="T1">&lt;/p&gt;</text:span> ?<text:line-break/><text:line-break/></text:p>
        </text:list-item>
        <text:list-item>
          <text:p text:style-name="P22"><text:span text:style-name="T1">Dans la balise &lt;a&gt;, ajouter l’attribut target avec pour valeur "_blank". Cela modifie le comportement de cette balise &lt;a&gt;. Qu’est-ce qui a changé ?</text:span></text:p>
          <text:p text:style-name="P22"><text:span text:style-name="T1"><text:line-break/></text:span><text:line-break/></text:p>
        </text:list-item>
        <text:list-item>
          <text:p text:style-name="P7">Dans la ligne suivante <text:span text:style-name="T2">(qui est sur deux lignes dans ce document)</text:span>, on trouve deux balises imbriquées :</text:p>
          <text:p text:style-name="P22"><text:span text:style-name="T1">&lt;a href="</text:span><text:a xlink:type="simple" xlink:href="https://olivierschmitt.fr/python-les-fonctions-et-modules/" text:style-name="Internet_20_link" text:visited-style-name="Visited_20_Internet_20_Link"><text:span text:style-name="T1">https://olivierschmitt.fr/python-les-fonctions-et-modules/</text:span></text:a><text:span text:style-name="T1">"&gt;&lt;img src="imageFonctions.jpg" alt="Fonctions" title="fonctions en python" /&gt;&lt;/a&gt; ?</text:span></text:p>
          <text:p text:style-name="P22"><text:span text:style-name="T1">La balise &lt;img /&gt; a été expliquée dans la cours (notamment ses attributs), mais que permet la balise &lt;a&gt; qui l’encadre ? Quel en est l’objectif (je parle d’un objectif de nature « éthique » plutôt que « technique ») ?</text:span></text:p>
          <text:p text:style-name="P22"><text:line-break/></text:p>
        </text:list-item>
        <text:list-item>
          <text:p text:style-name="P21">Concernant la mise en forme de parties c<text:span text:style-name="T1">onstruites avec les balises </text:span>inline, à quoi servent <text:span text:style-name="T1">les suivantes</text:span> : </text:p>
        </text:list-item>
      </text:list>
      <text:list xml:id="list3705570361" text:style-name="L2">
        <text:list-item>
          <text:p text:style-name="P8">&lt;b&gt; <text:s/>&lt;/b&gt; :</text:p>
        </text:list-item>
        <text:list-item>
          <text:p text:style-name="P8">&lt;u&gt; <text:s/>&lt;/u&gt; :</text:p>
          <text:p text:style-name="P8"/>
        </text:list-item>
      </text:list>
      <text:list xml:id="list104428432480165" text:continue-list="list1604544812" text:style-name="L1">
        <text:list-item>
          <text:p text:style-name="P9">Quelles balises sont nécessaires pour créer une liste ordonnée ? (Il y en a 2)<text:line-break/><text:line-break/></text:p>
        </text:list-item>
        <text:list-item>
          <text:p text:style-name="P9">À quoi peut servir la balise &lt;pre&gt; ? Quelle est la différence avec la balise &lt;code&gt; ?</text:p>
        </text:list-item>
      </text:list>
      <text:p text:style-name="P4"/>
      <text:p text:style-name="P4"/>
      <text:p text:style-name="P23">II – CSS</text:p>
      <text:p text:style-name="P10"/>
      <text:p text:style-name="P11">Pour cette partie, on continuera à travailler sur les deux fichiers déjà utilisés dans la partie cours (pageInit2.html et style.css). Les balises, les classes et les id de la page présentée ont tous un style attribué (certaines propriétés étant héritées de leur parent – c’est-à-dire la balise dans laquelle ils se trouvent).</text:p>
      <text:list xml:id="list1173935443" text:style-name="L3">
        <text:list-item>
          <text:p text:style-name="P13">Le texte est, par défaut, en noir (enfin pas exactement car ici c’est #1D303A – même si ce n’est pas écrit comme ça dans le CSS).</text:p>
          <text:p text:style-name="P13">Recopier la ligne qui <text:span text:style-name="T7">dit à la page que les textes sont dans un certaine nuance de noir.</text:span></text:p>
          <text:p text:style-name="P12"><text:line-break/><text:line-break/>Modifier cette couleur et y mettre un gris foncé. Qu’avez-vous écrit ?</text:p>
          <text:p text:style-name="P12"/>
        </text:list-item>
        <text:list-item>
          <text:p text:style-name="P15">Dans le style de la balise &lt;html&gt; (balise principale de la page), on trouve une couleur de fond de page au format rgb. Il existe également le format rgba comprenant un argument supplémentaire qui est un nombre décimal compris entre 0 et 1. Quelle est l’intérêt de ce dernier argument de la fonction rgba (effectue<text:span text:style-name="T7">z</text:span> différents tests).</text:p>
          <text:p text:style-name="P15"><text:line-break/><text:line-break/><text:span text:style-name="T5">Remarque :</text:span><text:span text:style-name="T4"> on peut également utiliser des noms de couleurs, mais c’est beaucoup plus limité bien sûr (dans le fichier, j’ai mis white, blue, teal, black).</text:span></text:p>
        </text:list-item>
        <text:list-item>
          <text:p text:style-name="P16">Ajouter à la balise <text:span text:style-name="T7">&lt;</text:span>h2<text:span text:style-name="T7">&gt;</text:span> les propriétés suivantes : <text:line-break/>text-align: center; et f<text:span text:style-name="T6">ont-style</text:span>: italic;<text:line-break/>Que se passe-t-il ?<text:line-break/></text:p>
        </text:list-item>
        <text:list-item>
          <text:p text:style-name="P17">On souhaite écrire le texte « Une page Web, 3 langages. » sous la forme d’un paragraphe ayant la même classe que les mots « HTML », « CSS » et « Javascript ». <text:span text:style-name="T7">Comment l’écrire dans</text:span> le fichier HTML ?</text:p>
          <text:p text:style-name="P17"><text:line-break/></text:p>
        </text:list-item>
        <text:list-item>
          <text:p text:style-name="P18">Ajouter la ligne suivante dans le fichier css : </text:p>
          <text:p text:style-name="P19">p .langage{color:red;} <text:s text:c="6"/><text:span text:style-name="T7">(l’espace est important entre p et .langage)</text:span></text:p>
          <text:p text:style-name="P19">Vous reconnaissez la balise p et la classe .langage définie dans le CSS. Cette classe est utilisée à plusieurs endroit<text:span text:style-name="T7">s</text:span> dans la fichier HTML. Pourtant cet ajout n’a eu pour effet qu’une seule modification.</text:p>
          <text:p text:style-name="P19">Quelle partie de la page a été modifiée. Expliquez pourquoi.</text:p>
          <text:p text:style-name="P19"><text:line-break/></text:p>
        </text:list-item>
        <text:list-item>
          <text:p text:style-name="P19">Modifier légèrement la ligne précédente ajoutée dans le CSS et écrire : </text:p>
          <text:p text:style-name="P19">p&gt;.langage{color:red;}<text:line-break/>Le comportement devrait être le même que pour la question 5.</text:p>
          <text:p text:style-name="P19">Maintenant remplacer p par div et faites le test avec et sans le symbole &gt; <text:span text:style-name="T7">(ou plutôt en mettant une espace à la place)</text:span>.</text:p>
          <text:p text:style-name="P19">Que change l’ajout de ce symbole &gt; et pourquoi cela fonctionne toujours si on écrit p et pas pour div? (Cette question est plus difficile, pas sûr que vous trouviez sans faire une recherche…)<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margin-top="0cm" fo:margin-bottom="0.282cm" loext:contextual-spacing="false" fo:line-height="107%"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Default" style:family="paragraph" style:default-outline-level="" style:list-style-name="">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2" style:display-name="Heading 2" style:family="paragraph" style:parent-style-name="Standard" style:next-style-name="Text_20_body" style:default-outline-level="2"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size-asian="13pt" style:font-size-complex="13pt"/>
    </style:style>
    <style:style style:name="Heading_20_1" style:display-name="Heading 1" style:family="paragraph" style:parent-style-name="Standard" style:next-style-name="Text_20_body"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Pied_20_de_20_page_20_Car" style:display-name="Pied de page Car" style:family="text" style:parent-style-name="Default_20_Paragraph_20_Font"/>
    <style:style style:name="En-tête_20_Car" style:display-name="En-tête Car"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émi DENIAUD</meta:initial-creator>
    <meta:creation-date>2020-03-21T10:31:13.40</meta:creation-date>
    <dc:date>2020-03-25T10:44:27.036000000</dc:date>
    <meta:editing-duration>PT16H16M22S</meta:editing-duration>
    <meta:editing-cycles>21</meta:editing-cycles>
    <meta:generator>LibreOffice/6.0.7.3$Windows_X86_64 LibreOffice_project/dc89aa7a9eabfd848af146d5086077aeed2ae4a5</meta:generator>
    <meta:document-statistic meta:table-count="1" meta:image-count="0" meta:object-count="0" meta:page-count="2" meta:paragraph-count="41" meta:word-count="708" meta:character-count="4159" meta:non-whitespace-character-count="3469"/>
  </office:meta>
</office:document-meta>
</file>